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Verdana" svg:font-family="Verdana, Geneva, Tahoma, Arial, Helvetica, sans-serif"/>
    <style:font-face style:name="Andale Mono" svg:font-family="'Andale Mono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style:font-size-asian="10.5pt" style:font-size-complex="12pt"/>
    </style:style>
    <style:style style:name="P3" style:family="paragraph" style:parent-style-name="Text_20_body">
      <style:text-properties style:font-name="Arial" fo:font-size="15pt" style:font-size-asian="15pt" style:font-size-complex="15pt"/>
    </style:style>
    <style:style style:name="P4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333333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499cm"/>
    </style:style>
    <style:style style:name="P7" style:family="paragraph" style:parent-style-name="Text_20_body">
      <style:paragraph-properties fo:margin-top="0cm" fo:margin-bottom="0.499cm"/>
      <style:text-properties style:font-name="Arial"/>
    </style:style>
    <style:style style:name="P8" style:family="paragraph" style:parent-style-name="Text_20_body">
      <style:paragraph-properties fo:margin-top="0cm" fo:margin-bottom="0.499cm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top="0cm" fo:margin-bottom="0.499cm"/>
      <style:text-properties fo:font-size="12pt" style:font-size-asian="12pt" style:font-size-complex="12pt"/>
    </style:style>
    <style:style style:name="P10" style:family="paragraph" style:parent-style-name="Heading_20_1">
      <style:text-properties style:font-name="Arial" fo:font-size="15pt" style:font-size-asian="15pt" style:font-size-complex="15pt"/>
    </style:style>
    <style:style style:name="P11" style:family="paragraph" style:parent-style-name="Heading_20_1">
      <style:paragraph-properties fo:margin-top="0cm" fo:margin-bottom="0.499cm"/>
    </style:style>
    <style:style style:name="P12" style:family="paragraph" style:parent-style-name="Preformatted_20_Text">
      <style:text-properties style:font-name="Arial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499cm"/>
    </style:style>
    <style:style style:name="P14" style:family="paragraph" style:parent-style-name="Heading_20_2">
      <style:text-properties style:font-name="Arial1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/>
    </style:style>
    <style:style style:name="T7" style:family="text">
      <style:text-properties fo:font-variant="normal" fo:text-transform="none" fo:color="#333333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Arial" fo:letter-spacing="normal" fo:font-style="normal" fo:font-weight="normal"/>
    </style:style>
    <style:style style:name="T12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fo:letter-spacing="normal" fo:font-style="normal"/>
    </style:style>
    <style:style style:name="T14" style:family="text">
      <style:text-properties fo:font-variant="normal" fo:text-transform="none" fo:color="#333333" fo:letter-spacing="normal" fo:font-style="normal" fo:font-weight="normal"/>
    </style:style>
    <style:style style:name="T15" style:family="text">
      <style:text-properties fo:font-variant="normal" fo:text-transform="none" fo:color="#333333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What is OpenDB ?</text:h>
      <text:p text:style-name="P2">OpenDB is utitlity to manage local, session, cookie in browser.</text:p>
      <text:h text:style-name="P14" text:outline-level="2"><text:span text:style-name="T15">Browser Support</text:span></text:h>
      <text:p text:style-name="P5">The numbers in the table specify the first browser version that fully supports Local Storage.</text:p>
      <text:p text:style-name="P4"><text:span text:style-name="T13">Chrome – 4.0</text:span></text:p>
      <text:p text:style-name="P4"><text:span text:style-name="T13">Ie – 8.0</text:span></text:p>
      <text:p text:style-name="P4"><text:span text:style-name="T13">Mozila firefox – 3.5</text:span></text:p>
      <text:p text:style-name="P4"><text:span text:style-name="T13">Safari – 4.0</text:span></text:p>
      <text:p text:style-name="P4"><text:span text:style-name="T13">Opera – 11.5</text:span></text:p>
      <text:p text:style-name="P3"/>
      <text:h text:style-name="P10" text:outline-level="1">Use of local and session storage with simple example</text:h>
      <text:p text:style-name="P1">&lt;!DOCTYPE html&gt;</text:p>
      <text:p text:style-name="Text_20_body"><text:span text:style-name="Source_20_Text"><text:span text:style-name="T4">&lt;html lang="en"&gt;</text:span></text:span></text:p>
      <text:p text:style-name="Preformatted_20_Text"><text:span text:style-name="Source_20_Text"><text:span text:style-name="T4">&lt;head&gt;&lt;/head&gt;</text:span></text:span></text:p>
      <text:p text:style-name="Preformatted_20_Text"><text:span text:style-name="Source_20_Text"><text:span text:style-name="T4">&lt;body&gt;</text:span></text:span></text:p>
      <text:p text:style-name="Preformatted_20_Text"><text:span text:style-name="Source_20_Text"><text:span text:style-name="T4"><text:tab/>&lt;script src="opendb.js"&gt;&lt;/script&gt;</text:span></text:span></text:p>
      <text:p text:style-name="Preformatted_20_Text"><text:span text:style-name="Source_20_Text"><text:span text:style-name="T4"><text:s text:c="2"/><text:tab/>&lt;script&gt;</text:span></text:span></text:p>
      <text:p text:style-name="Preformatted_20_Text"><text:span text:style-name="Source_20_Text"><text:span text:style-name="T4"><text:s text:c="4"/><text:tab/><text:tab/>(function () {</text:span></text:span></text:p>
      <text:p text:style-name="P12"/>
      <text:p text:style-name="Preformatted_20_Text"><text:span text:style-name="Source_20_Text"><text:span text:style-name="T4"><text:s text:c="6"/><text:tab/><text:tab/><text:tab/>// Working is a methode to find your browser support localstorage or session storage if supported then you will get true and otherwise false</text:span></text:span></text:p>
      <text:p text:style-name="P12"/>
      <text:p text:style-name="Preformatted_20_Text"><text:span text:style-name="Source_20_Text"><text:span text:style-name="T4"><text:tab/><text:tab/><text:tab/>console.log(db.working()); <text:s/>// true means you can work on it</text:span></text:span></text:p>
      <text:p text:style-name="Preformatted_20_Text"><text:span text:style-name="Source_20_Text"><text:span text:style-name="T4"><text:s text:c="4"/><text:tab/><text:tab/>}());</text:span></text:span></text:p>
      <text:p text:style-name="Preformatted_20_Text"><text:span text:style-name="Source_20_Text"><text:span text:style-name="T4"><text:s text:c="2"/><text:tab/>&lt;/script&gt;</text:span></text:span></text:p>
      <text:p text:style-name="Preformatted_20_Text"><text:span text:style-name="Source_20_Text"><text:span text:style-name="T4">&lt;/body&gt;</text:span></text:span></text:p>
      <text:p text:style-name="P13"><text:span text:style-name="Source_20_Text"><text:span text:style-name="T4">&lt;/html&gt;</text:span></text:span></text:p>
      <text:p text:style-name="P13"><text:span text:style-name="Source_20_Text"><text:span text:style-name="T2"/></text:span></text:p>
      <text:h text:style-name="P11" text:outline-level="1"><text:span text:style-name="Source_20_Text"><text:span text:style-name="T2">Main db object method</text:span></text:span></text:h>
      <text:p text:style-name="P6"><text:span text:style-name="Source_20_Text"><text:span text:style-name="T4">working() - checks local storage and session storage working on your system</text:span></text:span></text:p>
      <text:h text:style-name="P11" text:outline-level="1"><text:soft-page-break/><text:span text:style-name="Source_20_Text"><text:span text:style-name="T4"/></text:span></text:h>
      <text:h text:style-name="P11" text:outline-level="1"><text:span text:style-name="Source_20_Text"><text:span text:style-name="T2">Main db object objects</text:span></text:span></text:h>
      <text:p text:style-name="P6"><text:span text:style-name="Source_20_Text"><text:span text:style-name="T4">local <text:s/>- <text:s/>Contain localStorage methods</text:span></text:span></text:p>
      <text:p text:style-name="P8">session <text:s/>- <text:s/>Contain seesionStorage methods</text:p>
      <text:p text:style-name="P8">cookie - Contain cookie methods</text:p>
      <text:p text:style-name="P1">test <text:s/>- <text:s/>Contain testing methods </text:p>
      <text:p text:style-name="P1">type – Chech type of value</text:p>
      <text:h text:style-name="P11" text:outline-level="1"><text:span text:style-name="Source_20_Text"><text:span text:style-name="T2"/></text:span></text:h>
      <text:p text:style-name="P6"><text:span text:style-name="Source_20_Text"><text:span text:style-name="T3">Local Storage</text:span></text:span><text:span text:style-name="Source_20_Text"><text:span text:style-name="T2"> - </text:span></text:span><text:span text:style-name="Source_20_Text"><text:span text:style-name="T4">S</text:span></text:span><text:span text:style-name="Source_20_Text"><text:span text:style-name="T9">tores data with no expiration date</text:span></text:span></text:p>
      <text:p text:style-name="P9"><text:span text:style-name="Source_20_Text"><text:span text:style-name="T3">Session Storage</text:span></text:span><text:span text:style-name="Source_20_Text"><text:span text:style-name="T2"> - </text:span></text:span><text:span text:style-name="Source_20_Text"><text:span text:style-name="T1">S</text:span></text:span><text:span text:style-name="Source_20_Text"><text:span text:style-name="T11">tores data for one session (data is lost when the tab is closed)</text:span></text:span></text:p>
      <text:h text:style-name="P11" text:outline-level="1"><text:span text:style-name="Source_20_Text"><text:span text:style-name="T4"/></text:span></text:h>
      <text:h text:style-name="P11" text:outline-level="1"><text:span text:style-name="Source_20_Text"><text:span text:style-name="T2">If you are using local storage</text:span></text:span></text:h>
      <text:p text:style-name="P6"><text:span text:style-name="Source_20_Text"><text:span text:style-name="T4">db.local.methodname</text:span></text:span></text:p>
      <text:h text:style-name="P11" text:outline-level="1"><text:span text:style-name="Source_20_Text"><text:span text:style-name="T2">If you are using session storage</text:span></text:span></text:h>
      <text:p text:style-name="P6"><text:span text:style-name="Source_20_Text"><text:span text:style-name="T4">db.session.methodname</text:span></text:span><text:span text:style-name="Source_20_Text"><text:span text:style-name="T2"> </text:span></text:span></text:p>
      <text:p text:style-name="P6"><text:span text:style-name="Source_20_Text"><text:span text:style-name="T2"/></text:span></text:p>
      <text:h text:style-name="P11" text:outline-level="1"><text:span text:style-name="Source_20_Text"><text:span text:style-name="T2">Local and Session storage method list</text:span></text:span></text:h>
      <text:p text:style-name="P6"><text:span text:style-name="Source_20_Text"><text:span text:style-name="T4">set(key, value) – Sets storage</text:span></text:span></text:p>
      <text:p text:style-name="P8">get(key) - Get storage</text:p>
      <text:p text:style-name="P8">has(key) - <text:span text:style-name="T14">Checks specified key name</text:span> and return true or false</text:p>
      <text:p text:style-name="P8">remove(key) - <text:s/>Remove<text:span text:style-name="T14">s specified key name</text:span></text:p>
      <text:p text:style-name="P8"><text:span text:style-name="T14">clean() - Clean all keys from storage</text:span></text:p>
      <text:p text:style-name="P8"><text:span text:style-name="T14">parse(jsonstring) - Parse Json string into javascript object</text:span></text:p>
      <text:p text:style-name="P8"><text:span text:style-name="T14">string(object) - Convert Javascript Object <text:s/>into Json string <text:s text:c="2"/></text:span></text:p>
      <text:p text:style-name="P8"><text:soft-page-break/><text:span text:style-name="T14">setJSON(key, object) – Sets object into key in Json form</text:span></text:p>
      <text:p text:style-name="P8"><text:span text:style-name="T14">getJSON(key) – Get json object as javascript object</text:span></text:p>
      <text:p text:style-name="P8"><text:span text:style-name="T14">trim(key) – Get trim value of storage</text:span></text:p>
      <text:p text:style-name="P8"><text:span text:style-name="T14">count() - Get totle length of storage</text:span></text:p>
      <text:p text:style-name="P8"><text:span text:style-name="T14">key(index) – Get <text:s/>specified index</text:span></text:p>
      <text:p text:style-name="P8"><text:span text:style-name="T14">keys() - Get all keys</text:span></text:p>
      <text:p text:style-name="P8"><text:span text:style-name="T14">setMore(object) – Sets js object into storage</text:span></text:p>
      <text:p text:style-name="P8"><text:span text:style-name="T14">removeMore(array) – Removes array of keys</text:span></text:p>
      <text:p text:style-name="P8"><text:span text:style-name="T14">getMore(array) – Get array of values of keys</text:span></text:p>
      <text:p text:style-name="P8"><text:span text:style-name="T14">counter() - just for static counter </text:span></text:p>
      <text:p text:style-name="P8"><text:span text:style-name="T14">resetCounter() - reset the value of counter</text:span></text:p>
      <text:p text:style-name="P8"><text:span text:style-name="T14">getVLStartWith(string, start, end) – Gets Array of value of key, which contain specified string</text:span></text:p>
      <text:p text:style-name="P8"><text:span text:style-name="T14">getOBStartWith(string, start, end) – Gets Object of key value, which contain specified string</text:span></text:p>
      <text:p text:style-name="P8"><text:span text:style-name="T14">entire() - Gets entire storage as js Object</text:span></text:p>
      <text:p text:style-name="P7"><text:span text:style-name="T12"/></text:p>
      <text:h text:style-name="P11" text:outline-level="1"><text:span text:style-name="Source_20_Text"><text:span text:style-name="T2">If you are using Cookie</text:span></text:span></text:h>
      <text:p text:style-name="P6"><text:span text:style-name="Source_20_Text"><text:span text:style-name="T9">db.cookie.methodname </text:span></text:span></text:p>
      <text:h text:style-name="P11" text:outline-level="1"><text:span text:style-name="Source_20_Text"><text:span text:style-name="T8">Cookie method list</text:span></text:span></text:h>
      <text:p text:style-name="P6"><text:span text:style-name="Source_20_Text"><text:span text:style-name="T10">set(key, value, exdays) – Sets cookie value</text:span></text:span></text:p>
      <text:p text:style-name="P6"><text:span text:style-name="Source_20_Text"><text:span text:style-name="T10">get(key) – Get cookie value</text:span></text:span></text:p>
      <text:p text:style-name="P6"><text:span text:style-name="Source_20_Text"><text:span text:style-name="T10">has(key) - Checks specified key name and return true or false</text:span></text:span></text:p>
      <text:p text:style-name="P6"><text:span text:style-name="Source_20_Text"><text:span text:style-name="T10">entire() - Gets entire cookie</text:span></text:span></text:p>
      <text:p text:style-name="P6"><text:span text:style-name="Source_20_Text"><text:span text:style-name="T10"/></text:span></text:p>
      <text:p text:style-name="P6"><text:span text:style-name="Source_20_Text"><text:span text:style-name="T8">Type Method</text:span></text:span><text:span text:style-name="Source_20_Text"><text:span text:style-name="T7"> <text:s/></text:span></text:span></text:p>
      <text:p text:style-name="P6"><text:soft-page-break/><text:span text:style-name="Source_20_Text"><text:span text:style-name="T10">type(value) – Gets type of value</text:span></text:span><text:span text:style-name="Source_20_Text"><text:span text:style-name="T7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Verdana" svg:font-family="Verdana, Geneva, Tahoma, Arial, Helvetica, sans-serif"/>
    <style:font-face style:name="Andale Mono" svg:font-family="'Andale Mono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kaj </meta:initial-creator>
    <meta:creation-date>2015-06-16T10:26:31</meta:creation-date>
    <dc:date>2015-06-16T12:19:54</dc:date>
    <dc:creator>Pankaj </dc:creator>
    <meta:editing-duration>PT1H48M36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4" meta:paragraph-count="68" meta:word-count="401" meta:character-count="2486" meta:non-whitespace-character-count="2102"/>
  </office:meta>
</office:document-meta>
</file>